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2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3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2" style:font-size-complex="12pt" style:font-weight-complex="bold"/>
    </style:style>
    <style:style style:name="P4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5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6" style:family="paragraph" style:parent-style-name="Standard">
      <style:paragraph-properties fo:margin-top="0mm" fo:margin-bottom="0mm" fo:line-height="100%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8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0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1" style:family="paragraph" style:parent-style-name="No_20_Spacing">
      <style:text-properties style:font-name="Times-Roman1" fo:font-size="12pt" style:font-size-asian="12pt" style:font-size-complex="12pt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6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17" style:family="paragraph" style:parent-style-name="Standard">
      <style:paragraph-properties fo:margin-left="2.65mm" fo:margin-right="0mm" fo:margin-top="0mm" fo:margin-bottom="0mm" fo:line-height="100%" fo:text-align="justify" style:justify-single-word="false" fo:text-indent="0mm" style:auto-text-indent="false">
        <style:tab-stops/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No_20_Spacing">
      <style:text-properties style:font-name="Times-Roman1" fo:font-size="12pt" style:font-size-asian="12pt" style:font-size-complex="12pt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Roman" style:font-name-complex="Times-Roman2" style:font-size-complex="12pt"/>
    </style:style>
    <style:style style:name="T3" style:family="text">
      <style:text-properties style:font-name="Times-Roman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4" style:family="text">
      <style:text-properties style:font-name="Times-Roman" fo:font-size="12pt" style:font-size-asian="12pt" style:font-name-complex="Times-Roman2" style:font-size-complex="12pt"/>
    </style:style>
    <style:style style:name="T5" style:family="text">
      <style:text-properties style:font-name="Times-Roman" fo:font-size="12pt" style:font-name-asian="Arial" style:font-size-asian="12pt" style:font-name-complex="Times-Roman2" style:font-size-complex="12pt" style:font-weight-complex="bold"/>
    </style:style>
    <style:style style:name="T6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7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8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9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10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11" style:family="text">
      <style:text-properties style:font-name="Times-Bold1" fo:font-size="12pt" fo:font-weight="normal" style:font-size-asian="12pt" style:font-weight-asian="normal" style:font-name-complex="Times-Bold2" style:font-size-complex="12pt" style:font-weight-complex="normal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3" style:family="text">
      <style:text-properties fo:color="#000000"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14" style:family="text">
      <style:text-properties fo:color="#000000" style:font-name="Times-Roman" fo:font-size="10pt" fo:language="en" fo:country="SG" style:font-name-asian="SimSun" style:font-size-asian="10pt" style:language-asian="zh" style:country-asian="CN" style:font-name-complex="Times-Roman2" style:font-size-complex="12pt"/>
    </style:style>
    <style:style style:name="T15" style:family="text">
      <style:text-properties fo:color="#000000" style:font-name="Times-Roman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16" style:family="text">
      <style:text-properties style:text-underline-style="none" style:font-name-asian="GungsuhCh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o.name&gt;</text:placeholder></text:p>
      <text:p text:style-name="P2">UEN:<text:span text:style-name="T6"><text:placeholder text:placeholder-type="text">&lt;o.uen&gt;</text:placeholder></text:span></text:p>
      <text:p text:style-name="P4">(Incorporated in the Republic of Singapore)</text:p>
      <text:p text:style-name="P4">DIRECTORS' RESOLUTION PASSED PURSUANT TO THE</text:p>
      <text:p text:style-name="P4">COMPANY'S ARTICLES OF ASSOCIATION</text:p>
      <text:p text:style-name="P1">_________________________________________________________________</text:p>
      <text:p text:style-name="P1"/>
      <text:p text:style-name="P1"><text:tab/></text:p>
      <text:p text:style-name="P8">AUTHORITY TO CONVENE EXTRAORDINARY GENERAL MEETING</text:p>
      <text:p text:style-name="P9"><text:span text:style-name="T2">Notice of an Extraordinary General Meeting of the Company to be held at </text:span><text:span text:style-name="T15"><text:placeholder text:placeholder-type="text">&lt;get_partner_full_address(o.id)&gt;</text:placeholder></text:span><text:span text:style-name="T2"> on </text:span><text:span text:style-name="T3"><text:placeholder text:placeholder-type="text">&lt;get_datenow()&gt;</text:placeholder></text:span><text:span text:style-name="T2"> at </text:span><text:span text:style-name="T8"><text:placeholder text:placeholder-type="text">&lt;get_timenow_12h()&gt;</text:placeholder></text:span><text:span text:style-name="T2"> for the purpose of considering and if thought fit, passing the following as a Special Resolution: -</text:span></text:p>
      <text:p text:style-name="P5"/>
      <text:p text:style-name="P5"/>
      <text:p text:style-name="P3"/>
      <text:p text:style-name="P8">STRIKING OF COMPANY NAME OFF THE REGISTER</text:p>
      <text:p text:style-name="P10">That subject to the approval of ACRA, the name of the Company be struck off from the register.</text:p>
      <text:p text:style-name="P10"/>
      <text:p text:style-name="P10"/>
      <text:p text:style-name="P9"><text:span text:style-name="T2">That to received financial </text:span><text:span text:style-name="T1">period from </text:span><text:span text:style-name="T11"><text:placeholder text:placeholder-type="text">&lt;convert_date_d_m_Y(o.fs_start_date)&gt;</text:placeholder></text:span><text:span text:style-name="T1"> to </text:span><text:span text:style-name="T11"><text:placeholder text:placeholder-type="text">&lt;convert_date_d_m_Y(o.fs_end_date)&gt;</text:placeholder></text:span><text:span text:style-name="T2">.</text:span></text:p>
      <text:p text:style-name="P10"/>
      <text:p text:style-name="P10"/>
      <text:p text:style-name="P10">That the notice of the Meeting be issued to all persons entitled to receive the same.</text:p>
      <text:p text:style-name="P5"/>
      <text:p text:style-name="P5"/>
      <text:p text:style-name="P5"/>
      <text:p text:style-name="P5"/>
      <text:p text:style-name="P7"><text:span text:style-name="T2">Dated this </text:span><text:span text:style-name="T10"><text:placeholder text:placeholder-type="text">&lt;convert_date_d_B_Y(o.fs_end_date)&gt;</text:placeholder></text:span></text:p>
      <text:p text:style-name="P5"/>
      <text:p text:style-name="P5"/>
      <text:p text:style-name="P11"/>
      <text:p text:style-name="P11"/>
      <text:p text:style-name="P11"><text:tab/>__________________________________ </text:p>
      <text:p text:style-name="P17"><text:span text:style-name="T16"><text:tab/></text:span><text:span text:style-name="T16"><text:placeholder text:placeholder-type="text">&lt;get_director1(o.id)['name']&gt;</text:placeholder></text:span></text:p>
      <text:p text:style-name="P15"><text:span text:style-name="T4">Director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6</meta:editing-cycles>
    <meta:print-date>2014-12-29T01:33:00</meta:print-date>
    <meta:creation-date>2015-06-27T06:21:00</meta:creation-date>
    <dc:date>2015-12-18T11:06:39</dc:date>
    <meta:editing-duration>PT1M39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116" meta:character-count="958" meta:non-whitespace-character-count="8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